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4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5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73d28e" officeooo:paragraph-rsid="00c2d224" style:font-weight-asian="normal" style:font-weight-complex="normal"/>
    </style:style>
    <style:style style:name="P8" style:family="paragraph" style:parent-style-name="Standard">
      <style:text-properties fo:font-weight="normal" officeooo:rsid="007298f8" officeooo:paragraph-rsid="00ba435f" style:font-weight-asian="normal" style:font-weight-complex="normal"/>
    </style:style>
    <style:style style:name="P9" style:family="paragraph" style:parent-style-name="Standard">
      <style:text-properties fo:font-weight="normal" officeooo:rsid="007298f8" officeooo:paragraph-rsid="00cc160a" style:font-weight-asian="normal" style:font-weight-complex="normal"/>
    </style:style>
    <style:style style:name="P10" style:family="paragraph" style:parent-style-name="Standard">
      <style:text-properties fo:font-weight="normal" officeooo:rsid="00ad5897" officeooo:paragraph-rsid="00ad5897" style:font-weight-asian="normal" style:font-weight-complex="normal"/>
    </style:style>
    <style:style style:name="P11" style:family="paragraph" style:parent-style-name="Standard">
      <style:text-properties fo:font-weight="normal" officeooo:rsid="00aed418" officeooo:paragraph-rsid="00aed418" style:font-weight-asian="normal" style:font-weight-complex="normal"/>
    </style:style>
    <style:style style:name="P12" style:family="paragraph" style:parent-style-name="Standard">
      <style:text-properties fo:font-weight="normal" officeooo:rsid="00ba435f" officeooo:paragraph-rsid="00ba435f" style:font-weight-asian="normal" style:font-weight-complex="normal"/>
    </style:style>
    <style:style style:name="P13" style:family="paragraph" style:parent-style-name="Standard">
      <style:text-properties fo:font-weight="normal" officeooo:rsid="00c2b199" officeooo:paragraph-rsid="00aed418" style:font-weight-asian="normal" style:font-weight-complex="normal"/>
    </style:style>
    <style:style style:name="P14" style:family="paragraph" style:parent-style-name="Standard">
      <style:text-properties fo:font-weight="normal" officeooo:rsid="00c2d224" officeooo:paragraph-rsid="00c2d224" style:font-weight-asian="normal" style:font-weight-complex="normal"/>
    </style:style>
    <style:style style:name="P15" style:family="paragraph" style:parent-style-name="Standard">
      <style:text-properties fo:font-weight="normal" officeooo:rsid="006f2de6" officeooo:paragraph-rsid="00c40753" style:font-weight-asian="normal" style:font-weight-complex="normal"/>
    </style:style>
    <style:style style:name="P16" style:family="paragraph" style:parent-style-name="Standard">
      <style:text-properties fo:font-weight="normal" officeooo:rsid="00c46769" officeooo:paragraph-rsid="00c46769" style:font-weight-asian="normal" style:font-weight-complex="normal"/>
    </style:style>
    <style:style style:name="P17" style:family="paragraph" style:parent-style-name="Standard">
      <style:text-properties fo:font-weight="normal" officeooo:rsid="00c56318" officeooo:paragraph-rsid="00c56318" style:font-weight-asian="normal" style:font-weight-complex="normal"/>
    </style:style>
    <style:style style:name="P18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19" style:family="paragraph" style:parent-style-name="Standard">
      <style:text-properties fo:font-weight="normal" officeooo:rsid="00c57091" officeooo:paragraph-rsid="00c57091" style:font-weight-asian="normal" style:font-weight-complex="normal"/>
    </style:style>
    <style:style style:name="P20" style:family="paragraph" style:parent-style-name="Standard">
      <style:text-properties fo:font-weight="normal" officeooo:rsid="0070e489" officeooo:paragraph-rsid="00e11b01" style:font-weight-asian="normal" style:font-weight-complex="normal"/>
    </style:style>
    <style:style style:name="P21" style:family="paragraph" style:parent-style-name="Standard">
      <style:text-properties fo:font-weight="normal" officeooo:rsid="00721323" officeooo:paragraph-rsid="00721323" style:font-weight-asian="normal" style:font-weight-complex="normal"/>
    </style:style>
    <style:style style:name="P22" style:family="paragraph" style:parent-style-name="Standard">
      <style:text-properties fo:font-weight="normal" officeooo:rsid="00d32b05" officeooo:paragraph-rsid="00d32b05" style:font-weight-asian="normal" style:font-weight-complex="normal"/>
    </style:style>
    <style:style style:name="P23" style:family="paragraph" style:parent-style-name="Standard">
      <style:text-properties fo:font-weight="normal" officeooo:rsid="00d44085" officeooo:paragraph-rsid="00d44085" style:font-weight-asian="normal" style:font-weight-complex="normal"/>
    </style:style>
    <style:style style:name="P24" style:family="paragraph" style:parent-style-name="Standard">
      <style:text-properties fo:font-weight="normal" officeooo:rsid="008dea43" officeooo:paragraph-rsid="00d32b05" style:font-weight-asian="normal" style:font-weight-complex="normal"/>
    </style:style>
    <style:style style:name="P25" style:family="paragraph" style:parent-style-name="Standard">
      <style:text-properties officeooo:paragraph-rsid="00ce4fbb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fo:font-weight="normal" officeooo:rsid="00ce4fbb" style:font-weight-asian="normal" style:font-weight-complex="normal"/>
    </style:style>
    <style:style style:name="T5" style:family="text">
      <style:text-properties officeooo:rsid="008260f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a8102" style:font-weight-asian="bold" style:font-weight-complex="bold"/>
    </style:style>
    <style:style style:name="T8" style:family="text">
      <style:text-properties fo:font-weight="bold" officeooo:rsid="00b146ab" style:font-weight-asian="bold" style:font-weight-complex="bold"/>
    </style:style>
    <style:style style:name="T9" style:family="text">
      <style:text-properties fo:font-weight="bold" officeooo:rsid="008260fe" style:font-weight-asian="bold" style:font-weight-complex="bold"/>
    </style:style>
    <style:style style:name="T10" style:family="text">
      <style:text-properties fo:font-weight="bold" officeooo:rsid="00abef7c" style:font-weight-asian="bold" style:font-weight-complex="bold"/>
    </style:style>
    <style:style style:name="T11" style:family="text">
      <style:text-properties fo:font-weight="bold" officeooo:rsid="00ce82be" style:font-weight-asian="bold" style:font-weight-complex="bold"/>
    </style:style>
    <style:style style:name="T12" style:family="text">
      <style:text-properties fo:font-weight="bold" officeooo:rsid="00d44085" style:font-weight-asian="bold" style:font-weight-complex="bold"/>
    </style:style>
    <style:style style:name="T13" style:family="text">
      <style:text-properties officeooo:rsid="0073d28e"/>
    </style:style>
    <style:style style:name="T14" style:family="text">
      <style:text-properties officeooo:rsid="00aa99ae"/>
    </style:style>
    <style:style style:name="T15" style:family="text">
      <style:text-properties officeooo:rsid="00b6e4bb"/>
    </style:style>
    <style:style style:name="T16" style:family="text">
      <style:text-properties officeooo:rsid="00b6fef9"/>
    </style:style>
    <style:style style:name="T17" style:family="text">
      <style:text-properties officeooo:rsid="00ba8102"/>
    </style:style>
    <style:style style:name="T18" style:family="text">
      <style:text-properties officeooo:rsid="00bc711b"/>
    </style:style>
    <style:style style:name="T19" style:family="text">
      <style:text-properties officeooo:rsid="00bdfb1a"/>
    </style:style>
    <style:style style:name="T20" style:family="text">
      <style:text-properties officeooo:rsid="00a757fd"/>
    </style:style>
    <style:style style:name="T21" style:family="text">
      <style:text-properties officeooo:rsid="00c87528"/>
    </style:style>
    <style:style style:name="T22" style:family="text">
      <style:text-properties officeooo:rsid="00c907fd"/>
    </style:style>
    <style:style style:name="T23" style:family="text">
      <style:text-properties officeooo:rsid="00c9a66c"/>
    </style:style>
    <style:style style:name="T24" style:family="text">
      <style:text-properties officeooo:rsid="00ccc094"/>
    </style:style>
    <style:style style:name="T25" style:family="text">
      <style:text-properties officeooo:rsid="0035d2b8"/>
    </style:style>
    <style:style style:name="T26" style:family="text">
      <style:text-properties fo:font-size="11pt" fo:background-color="transparent" loext:char-shading-value="0" style:font-size-asian="11pt" style:font-size-complex="11pt"/>
    </style:style>
    <style:style style:name="T27" style:family="text">
      <style:text-properties fo:font-size="11pt" officeooo:rsid="0035d2b8" fo:background-color="transparent" loext:char-shading-value="0" style:font-size-asian="11pt" style:font-size-complex="11pt"/>
    </style:style>
    <style:style style:name="T28" style:family="text">
      <style:text-properties fo:font-size="11pt" officeooo:rsid="00d7f375" fo:background-color="transparent" loext:char-shading-value="0" style:font-size-asian="11pt" style:font-size-complex="11pt"/>
    </style:style>
    <style:style style:name="T29" style:family="text">
      <style:text-properties fo:font-size="11pt" officeooo:rsid="00da5858" fo:background-color="transparent" loext:char-shading-value="0" style:font-size-asian="11pt" style:font-size-complex="11pt"/>
    </style:style>
    <style:style style:name="T30" style:family="text">
      <style:text-properties officeooo:rsid="00d8a96f"/>
    </style:style>
    <style:style style:name="T31" style:family="text">
      <style:text-properties officeooo:rsid="00da5858"/>
    </style:style>
    <style:style style:name="T32" style:family="text">
      <style:text-properties fo:color="#ce181e"/>
    </style:style>
    <style:style style:name="T33" style:family="text">
      <style:text-properties fo:color="#ce181e" officeooo:rsid="0073d2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<text:span text:style-name="T14">History</text:span></text:p>
      <text:p text:style-name="P3">DetectorPi</text:p>
      <text:p text:style-name="P1"/>
      <text:p text:style-name="P2">0. Tools</text:p>
      <text:p text:style-name="P4">0.1. Hardware</text:p>
      <text:p text:style-name="P15"><text:span text:style-name="T1">+ </text:span><text:span text:style-name="T6">RasberryPi </text:span><text:span text:style-name="T10">4 </text:span><text:span text:style-name="T6">Model B</text:span> <text:span text:style-name="T21">Rev 1 (RPi), RAM: </text:span><text:span text:style-name="T9">4 GB </text:span><text:span text:style-name="T20">and Processor 4-core @ </text:span><text:span text:style-name="T9">1.5 GHz</text:span><text:span text:style-name="T5"> </text:span></text:p>
      <text:p text:style-name="P4"><text:span text:style-name="T1">+ </text:span>microSD Card <text:span text:style-name="T8">64</text:span><text:span text:style-name="T6"> GB</text:span></text:p>
      <text:p text:style-name="P4"><text:span text:style-name="T1">+ </text:span>5M USB Retractable Clip 120 Degrees WebCam Web Wide-angle Camera Laptop U7 Mini <text:span text:style-name="T2">or</text:span> Raspi Camera</text:p>
      <text:p text:style-name="P4"/>
      <text:p text:style-name="P5">0.2. <text:span text:style-name="T3">Tested </text:span>Software</text:p>
      <text:p text:style-name="P20">+ <text:span text:style-name="T17">Raspbian 10 (Buster) </text:span><text:span text:style-name="T12">[</text:span><text:span text:style-name="T7">armv7l</text:span><text:span text:style-name="T12">] </text:span><text:span text:style-name="T7">32 bit</text:span><text:span text:style-name="T17">, install on RPi<text:line-break/>+ PyTorch </text:span><text:span text:style-name="T12">[</text:span><text:span text:style-name="T7">armv7l</text:span><text:span text:style-name="T12">]</text:span><text:span text:style-name="T17">: torch 1.6.0 and torchvision 0.7.0</text:span></text:p>
      <text:p text:style-name="P18">+ Python min. ver. 3.<text:span text:style-name="T22">6</text:span></text:p>
      <text:p text:style-name="P18"/>
      <text:p text:style-name="P10">+ Test <text:span text:style-name="T15">using above reference</text:span> <text:span text:style-name="T15">the result is</text:span>:</text:p>
      <text:p text:style-name="P11"><text:span text:style-name="T16">In</text:span> <text:span text:style-name="T18">Raspbian</text:span>, <text:span text:style-name="T16">version </text:span>python <text:span text:style-name="T16">is</text:span> 3.<text:span text:style-name="T19">7</text:span>.<text:span text:style-name="T19">3</text:span></text:p>
      <text:p text:style-name="P13"/>
      <text:p text:style-name="P12">+ Source: <text:a xlink:type="simple" xlink:href="https://github.com/ljk53/pytorch-rpi" text:style-name="Internet_20_link" text:visited-style-name="Visited_20_Internet_20_Link">https://github.com/ljk53/pytorch-rpi</text:a></text:p>
      <text:p text:style-name="P14"><text:span text:style-name="T6">torch </text:span><text:span text:style-name="T11">1.6.0</text:span><text:span text:style-name="T6"> </text:span><text:span text:style-name="T12">[</text:span><text:span text:style-name="T6">armv7l</text:span><text:span text:style-name="T12">]</text:span>: <text:a xlink:type="simple" xlink:href="https://github.com/ljk53/pytorch-rpi/blob/master/torch-1.6.0a0%2Bb31f58d-cp37-cp37m-linux_armv7l.whl" text:style-name="Internet_20_link" text:visited-style-name="Visited_20_Internet_20_Link">https://github.com/ljk53/pytorch-rpi/blob/master/torch-1.6.0a0%2Bb31f58d-cp37-cp37m-linux_armv7l.whl</text:a> </text:p>
      <text:p text:style-name="P14"><text:span text:style-name="T6">torchvision </text:span><text:span text:style-name="T11">0.7.0</text:span><text:span text:style-name="T6"> </text:span><text:span text:style-name="T12">[</text:span><text:span text:style-name="T6">armv7l</text:span><text:span text:style-name="T12">]</text:span>:</text:p>
      <text:p text:style-name="P14"/>
      <text:p text:style-name="P22">Move file to </text:p>
      <text:p text:style-name="P24"><text:span text:style-name="T26">$ </text:span><text:span text:style-name="T27">scp torch-1.6.0a0+b31f58d-cp37-cp37m-linux_armv7l.whl </text:span><text:span text:style-name="T29">pi</text:span><text:span text:style-name="T27">@xxx:/home/xxx/Download</text:span><text:span text:style-name="T28">s</text:span></text:p>
      <text:p text:style-name="P23"><text:span text:style-name="T31">pi</text:span>@<text:span text:style-name="T31">raspberrypi</text:span>:~/Downloads $ pip3 install torch-1.6.0a0+b31f58d-cp37-cp37m-linux_armv7l.whl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2T14:46:06.370790873</dc:date>
    <meta:editing-duration>PT20H53M18S</meta:editing-duration>
    <meta:editing-cycles>17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8" meta:character-count="858" meta:non-whitespace-character-count="764"/>
  </office:meta>
</office:document-meta>
</file>